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351400009698000054ABF11AC20D.svg" manifest:media-type=""/>
  <manifest:file-entry manifest:full-path="Pictures/10000201000003AF000002128F67417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ushGreen-title">
      <style:graphic-properties draw:auto-grow-height="true" fo:min-height="1.8cm"/>
    </style:style>
    <style:style style:name="pr2" style:family="presentation" style:parent-style-name="LushGreen-subtitle">
      <style:graphic-properties draw:fill-color="#ffffff" fo:min-height="12cm"/>
    </style:style>
    <style:style style:name="pr3" style:family="presentation" style:parent-style-name="LushGreen-notes">
      <style:graphic-properties draw:fill-color="#ffffff" draw:auto-grow-height="true" fo:min-height="14cm"/>
    </style:style>
    <style:style style:name="pr4" style:family="presentation" style:parent-style-name="LushGreen-outline1">
      <style:graphic-properties fo:min-height="11.929cm"/>
    </style:style>
    <style:style style:name="pr5" style:family="presentation" style:parent-style-name="LushGreen-title">
      <style:graphic-properties fo:min-height="1.8cm"/>
    </style:style>
    <style:style style:name="pr6" style:family="presentation" style:parent-style-name="LushGreen-outline1">
      <style:graphic-properties fo:min-height="8.884cm"/>
    </style:style>
    <style:style style:name="pr7" style:family="presentation" style:parent-style-name="LushGreen-notes">
      <style:graphic-properties draw:fill-color="#ffffff" fo:min-height="14cm"/>
    </style:style>
    <style:style style:name="pr8" style:family="presentation" style:parent-style-name="LushGreen-outline1" style:list-style-name="L4">
      <style:graphic-properties fo:min-height="8.884cm"/>
    </style:style>
    <style:style style:name="pr9" style:family="presentation" style:parent-style-name="LushGreen-outline1" style:list-style-name="L6">
      <style:graphic-properties draw:stroke="none" svg:stroke-width="0.1cm" svg:stroke-color="#000000" draw:marker-start-width="0.15cm" draw:marker-start-center="true" draw:marker-end-width="0.15cm" draw:marker-end-center="true" fo:min-height="8.884cm" fo:padding-top="0.05cm" fo:padding-bottom="0.05cm" fo:padding-left="0.05cm" fo:padding-right="0.05cm"/>
    </style:style>
    <style:style style:name="P1" style:family="paragraph">
      <style:paragraph-properties fo:text-align="start"/>
    </style:style>
    <style:style style:name="P2" style:family="paragraph">
      <style:paragraph-properties fo:text-align="start"/>
      <style:text-properties fo:font-size="36pt" style:font-size-asian="48pt" style:font-size-complex="48pt"/>
    </style:style>
    <style:style style:name="P3" style:family="paragraph">
      <style:text-properties fo:font-size="24pt" style:font-size-asian="24pt" style:font-size-complex="24pt"/>
    </style:style>
    <style:style style:name="P4" style:family="paragraph">
      <style:text-properties fo:font-size="12pt" style:font-size-asian="12pt" style:font-size-complex="12pt"/>
    </style:style>
    <style:style style:name="T1" style:family="text">
      <style:text-properties fo:font-size="36pt" style:font-size-asian="48pt" style:font-size-complex="48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text-shadow="1pt 1pt"/>
    </style:style>
    <style:style style:name="T5" style:family="text">
      <style:text-properties fo:font-size="24pt" style:font-size-asian="24pt" style:font-size-complex="24pt"/>
    </style:style>
    <style:style style:name="T6" style:family="text">
      <style:text-properties fo:font-size="24pt" fo:text-shadow="1pt 1pt" style:font-size-asian="24pt" style:font-size-complex="24pt"/>
    </style:style>
    <style:style style:name="T7" style:family="text">
      <style:text-properties fo:font-size="12pt" style:font-size-asian="12pt" style:font-size-complex="12pt"/>
    </style:style>
    <style:style style:name="T8" style:family="text">
      <style:text-properties fo:font-size="10pt" style:font-size-asian="12pt" style:font-size-complex="12pt"/>
    </style:style>
    <style:style style:name="T9"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1.8cm" svg:x="1.4cm" svg:y="0.599cm" presentation:class="title">
          <draw:text-box>
            <text:p>Virüsler, Solucanlar ve Truva atları</text:p>
          </draw:text-box>
        </draw:frame>
        <draw:frame presentation:style-name="pr2" draw:text-style-name="P2" draw:layer="layout" svg:width="25.2cm" svg:height="12cm" svg:x="1.4cm" svg:y="2.8cm" presentation:class="subtitle" presentation:user-transformed="true">
          <draw:text-box>
            <text:p text:style-name="P1"><text:span text:style-name="T1">Bu sunumda anlatılanlar:</text:span></text:p>
            <text:p text:style-name="P1"><text:span text:style-name="T1">Virüsler, Solucanlar ve Truva atları</text:span></text:p>
            <text:list text:style-name="L2">
              <text:list-item>
                <text:p text:style-name="P1"><text:span text:style-name="T1">Virüs nedir?</text:span></text:p>
              </text:list-item>
              <text:list-item>
                <text:p text:style-name="P1"><text:span text:style-name="T1">Solucan nedir?</text:span></text:p>
              </text:list-item>
              <text:list-item>
                <text:p text:style-name="P1"><text:span text:style-name="T1">Virüs ile solucanın farkı nedir?</text:span></text:p>
              </text:list-item>
              <text:list-item>
                <text:p text:style-name="P1"><text:span text:style-name="T1">Truva atı nedir?</text:span></text:p>
              </text:list-item>
              <text:list-item>
                <text:p text:style-name="P1"><text:span text:style-name="T1">Nasıl bulaşırlar?</text:span></text:p>
              </text:list-item>
            </text:list>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presentation:user-transformed="true">
            <draw:text-box/>
          </draw:frame>
        </presentation:notes>
      </draw:page>
      <draw:page draw:name="page2" draw:style-name="dp1" draw:master-page-name="LushGreen" presentation:presentation-page-layout-name="AL2T1">
        <office:forms form:automatic-focus="false" form:apply-design-mode="false"/>
        <draw:frame presentation:style-name="pr1" draw:layer="layout" svg:width="25.2cm" svg:height="1.8cm" svg:x="1.4cm" svg:y="0.599cm" presentation:class="title">
          <draw:text-box>
            <text:p>Virüs nedir?</text:p>
          </draw:text-box>
        </draw:frame>
        <draw:frame presentation:style-name="pr4" draw:layer="layout" svg:width="25.2cm" svg:height="11.001cm" svg:x="1.4cm" svg:y="3.799cm" presentation:class="outline" presentation:user-transformed="true">
          <draw:text-box>
            <text:list text:style-name="L3">
              <text:list-item>
                <text:p>Bilgisayar virüsleri, tıpkı biyolojik virüsler gibi kurbanları üzerinde iz bırakıp kendilerini çoğaltarak yeni kurbanlar ararlar.</text:p>
              </text:list-item>
              <text:list-item>
                <text:p>Ancak virüslerin ilk hareketi, <text:span text:style-name="T2">daima </text:span><text:span text:style-name="T3">kullanıcı tarafından verilir. Virüsler kendiliğinden kurbanlarına hiç bir şey yapmazlar.</text:span></text:p>
              </text:list-item>
              <text:list-item>
                <text:p><text:span text:style-name="T3">Kullanıcının yanlış davranışları sayesinde yayılırlar.</text:span></text:p>
              </text:list-item>
              <text:list-item>
                <text:p><text:span text:style-name="T3">Bunların başında, Windows platformunda .txt uzantılı gibi görünen ama aslında .exe uzantısı olan çalıştırılabilir dosyaları sayabiliriz.</text:span></text:p>
              </text:list-item>
              <text:list-item>
                <text:p><text:span text:style-name="T3">POSIX platformları dosyaları genellikle FILE programını kullanarak içeriğine göre sınıflandırdıklarından, <text:s/>yukarıdaki örneğin POSIX uyumlu bir platform üzerinde gerçekleşme olasılığı çok daha azdır.</text:span></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5" draw:layer="layout" svg:width="25.2cm" svg:height="1.8cm" svg:x="1.4cm" svg:y="0.599cm" presentation:class="title">
          <draw:text-box>
            <text:p>Solucan nedir?</text:p>
          </draw:text-box>
        </draw:frame>
        <draw:frame presentation:style-name="pr6" draw:layer="layout" svg:width="25.2cm" svg:height="9.134cm" svg:x="1.4cm" svg:y="3.799cm" presentation:class="outline">
          <draw:text-box>
            <text:list text:style-name="L3">
              <text:list-item>
                <text:p>Solucanlar birçok bakımdan virüslere benzerler, ama konaktaki kullanıcının etkileşimine <text:span text:style-name="T2">ihtiyaç duymaksızın </text:span><text:span text:style-name="T3">kendilerini çoğaltırlar.</text:span></text:p>
              </text:list-item>
              <text:list-item>
                <text:p><text:span text:style-name="T3">Bu sebeple solucanlar çoğu kez saldırıları tamamlandıktan sonra fark edilirler.</text:span></text:p>
              </text:list-item>
              <text:list-item>
                <text:p><text:span text:style-name="T3">Bu saldırı sırasında kullanıcı farkına varmadan bellek, işlemci zamanı ve ağ trafiğinden harcayabilirler.</text:span></text:p>
              </text:list-item>
            </text:list>
          </draw:text-box>
        </draw:frame>
        <presentation:notes draw:style-name="dp2">
          <draw:page-thumbnail draw:style-name="gr1" draw:layer="layout" svg:width="17cm" svg:height="9.56cm" svg:x="2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LushGreen" presentation:presentation-page-layout-name="AL3T3">
        <office:forms form:automatic-focus="false" form:apply-design-mode="false"/>
        <draw:frame presentation:style-name="pr1" draw:layer="layout" svg:width="25.2cm" svg:height="1.8cm" svg:x="1.4cm" svg:y="0.599cm" presentation:class="title">
          <draw:text-box>
            <text:p>Virüs ve solucanların karakteristiği</text:p>
          </draw:text-box>
        </draw:frame>
        <draw:frame presentation:style-name="pr6" draw:layer="layout" svg:width="25.8cm" svg:height="9.134cm" svg:x="1.4cm" svg:y="3.799cm" presentation:class="outline" presentation:user-transformed="true">
          <draw:text-box>
            <text:list text:style-name="L3">
              <text:list-item>
                <text:p>Küçük boyutlardadırlar.</text:p>
              </text:list-item>
              <text:list-item>
                <text:p>Çok çeşitli türleri mevcuttur.</text:p>
              </text:list-item>
              <text:list-item>
                <text:p>Bir kez bulaştıktan sonra, hızla yayılarak, toplam veri kaybına varan çeşitli hasarlar bırakabilirler.</text:p>
              </text:list-item>
              <text:list-item>
                <text:p>Ufak hasarlardan, cihazların kullanılamaz hale gelmesine kadar çeşitli derecelerde hasar veren türleri vardır.</text:p>
              </text:list-item>
              <text:list-item>
                <text:p>Özellikle ağa bağlı bilgisayarlardan ortadan kaldırılmaları zordur.</text:p>
              </text:list-item>
            </text:list>
          </draw:text-box>
        </draw:frame>
        <presentation:notes draw:style-name="dp2">
          <draw:page-thumbnail draw:style-name="gr1" draw:layer="layout" svg:width="17cm" svg:height="9.56cm" svg:x="2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LushGreen" presentation:presentation-page-layout-name="AL2T1">
        <office:forms form:automatic-focus="false" form:apply-design-mode="false"/>
        <draw:frame presentation:style-name="pr5" draw:layer="layout" svg:width="25.2cm" svg:height="1.8cm" svg:x="1.4cm" svg:y="0.599cm" presentation:class="title">
          <draw:text-box>
            <text:p>Truva atları</text:p>
          </draw:text-box>
        </draw:frame>
        <draw:frame presentation:style-name="pr6" draw:layer="layout" svg:width="25.2cm" svg:height="9.134cm" svg:x="1.4cm" svg:y="3.799cm" presentation:class="outline">
          <draw:text-box>
            <text:list text:style-name="L3">
              <text:list-item>
                <text:p>Adını Çanakkale'de Troia savaşında kullanılan büyük tahta attan alır.</text:p>
              </text:list-item>
              <text:list-item>
                <text:p>Kullanışlı gözüken ancak bunun yanında istenmeyen davranışlar da yapan programlardır.</text:p>
              </text:list-item>
              <text:list-item>
                <text:p>Virüs ve solucanlardan farklı olarak kurbanlarına ulaştıktan sonra kendilerini çoğaltmazlar.</text:p>
              </text:list-item>
              <text:list-item>
                <text:p><text:span text:style-name="T4">Sahte</text:span> antivirüs yazılımları bunlara örnek gösterilebilir.</text:p>
              </text:list-item>
              <text:list-item>
                <text:p>Bazı truva atları kurbanlarını rahatsız edici belirtiler de verirler.</text:p>
              </text:list-item>
              <text:list-item>
                <text:p>BitDefender antivirüs firmasının istatistiklerine göre kullanıcıların yaklaşık %15'i truva atları yoluyla botnet ağlarına sokulmuştur.</text:p>
              </text:list-item>
            </text:list>
          </draw:text-box>
        </draw:frame>
        <presentation:notes draw:style-name="dp2">
          <draw:page-thumbnail draw:style-name="gr1" draw:layer="layout" svg:width="17cm" svg:height="9.56cm" svg:x="2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5" draw:layer="layout" svg:width="25.2cm" svg:height="1.8cm" svg:x="1.4cm" svg:y="0.599cm" presentation:class="title">
          <draw:text-box>
            <text:p>Karma tehditler</text:p>
          </draw:text-box>
        </draw:frame>
        <draw:frame presentation:style-name="pr6" draw:layer="layout" svg:width="25.2cm" svg:height="9.134cm" svg:x="1.4cm" svg:y="3.799cm" presentation:class="outline">
          <draw:text-box>
            <text:list text:style-name="L3">
              <text:list-header>
                <text:p>Bazen, virüs, solucan ve truva atları olabileceği gibi bunların karışımı tehditler de görülebilir.Genelde yayılmak için kurbanlarının müdahalelerine ihtiyaç duymazlar. Örneğin, bir saldırgan, bu yolla kurbanının önce yerel bilgisayarındaki klavye ve fareyi, ardından tarayıcısında sakladığı parola anahtarlığına ulaşıp, oradan da bankanın bilgilerine ulaşabilir.</text:p>
              </text:list-header>
            </text:list>
          </draw:text-box>
        </draw:frame>
        <presentation:notes draw:style-name="dp2">
          <draw:page-thumbnail draw:style-name="gr1" draw:layer="layout" svg:width="17cm" svg:height="9.56cm" svg:x="2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frame presentation:style-name="pr5" draw:layer="layout" svg:width="25.2cm" svg:height="1.8cm" svg:x="1.4cm" svg:y="0.599cm" presentation:class="title">
          <draw:text-box>
            <text:p>Diğer türler</text:p>
          </draw:text-box>
        </draw:frame>
        <draw:frame presentation:style-name="pr6" draw:layer="layout" svg:width="25.2cm" svg:height="11.401cm" svg:x="1.4cm" svg:y="3.799cm" presentation:class="outline" presentation:user-transformed="true">
          <draw:text-box>
            <text:list text:style-name="L3">
              <text:list-item>
                <text:p>Mantık bombaları: İyi niyetli bir yazılımın içine kasıtlı olarak yerleştirilmiş kötü kodlardır. Sırf daha fazla hata çıkarmak için vardırlar.</text:p>
              </text:list-item>
              <text:list-item>
                <text:p>Germler: Adlarını eşeyli üreme hücrelerin<text:span text:style-name="T3">den alırlar. Canlılardaki </text:span><text:span text:style-name="T3">proteinler gibi başlangıçta pasif formdadırlar.</text:span><text:span text:style-name="T3"> Çalıştırıldıkları zaman kendilerini yeniden derleyerek etkinleşirler.</text:span></text:p>
              </text:list-item>
              <text:list-item>
                <text:p><text:span text:style-name="T3">Exploit: Tek bir programda bulunan başka kodların sızdığı açık kapılardır.</text:span></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7" draw:layer="layout" svg:width="17cm" svg:height="14cm" svg:x="2cm" svg:y="13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5" draw:layer="layout" svg:width="25.2cm" svg:height="1.8cm" svg:x="1.4cm" svg:y="0.599cm" presentation:class="title">
          <draw:text-box>
            <text:p>Olası zararlı türleri</text:p>
          </draw:text-box>
        </draw:frame>
        <draw:frame presentation:style-name="pr6" draw:layer="layout" svg:width="25.2cm" svg:height="12.901cm" svg:x="1.4cm" svg:y="2.699cm" presentation:class="outline" presentation:user-transformed="true">
          <draw:text-box>
            <text:list text:style-name="L3">
              <text:list-item>
                <text:p>İkili dosyalar: Çalıştırılabilirlerin içine gömülmüş haldedirler.</text:p>
              </text:list-item>
              <text:list-item>
                <text:p>İkili veri akışları: Bilgisayardan bilgisayara sadece uçucu bellekler yoluyla geçen zararlılardır.</text:p>
              </text:list-item>
              <text:list-item>
                <text:p>Betik dosyaları: Bunlar çeşitli yollarla harekete geçen çalıştırılabilir metin dosyaları olup betik yorumlayıcısına ihtiyaç duyarlar.</text:p>
              </text:list-item>
              <text:list-item>
                <text:p>Makrolar: Virüs ve benzeri zararlılar, üretkenlik çözümlerinin makro sistemleri yardımıyla da etki edebilirler.</text:p>
              </text:list-item>
              <text:list-item>
                <text:p>Başlangıç kaydı virüsleri: Özellikle eski BIOS'lu bilgisayarlarda daha çok görülen bu tip virüsler, başlangıç kaydını kötü niyetli bir program ile değiştirir. Kullanıcı çoğu kez bunu fark edemez.</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LushGreen" presentation:presentation-page-layout-name="AL2T1">
        <office:forms form:automatic-focus="false" form:apply-design-mode="false"/>
        <draw:frame presentation:style-name="pr5" draw:layer="layout" svg:width="25.2cm" svg:height="1.8cm" svg:x="1.4cm" svg:y="0.599cm" presentation:class="title">
          <draw:text-box>
            <text:p>Solucanların yayılma aşamaları</text:p>
          </draw:text-box>
        </draw:frame>
        <draw:frame presentation:style-name="pr8" draw:layer="layout" svg:width="25.2cm" svg:height="9.134cm" svg:x="1.4cm" svg:y="3.799cm" presentation:class="outline" presentation:user-transformed="true">
          <draw:text-box>
            <text:list text:style-name="L4">
              <text:list-header>
                <text:p>Solucanlar birkaç aşamada yayılırlar:</text:p>
              </text:list-header>
              <text:list-item>
                <text:p>Yerbulucusu<text:tab/></text:p>
              </text:list-item>
            </text:list>
            <text:list text:style-name="L5">
              <text:list-item>
                <text:list>
                  <text:list-item>
                    <text:p>Zararlı kurban bulmak için adres taraması yapabilir.</text:p>
                  </text:list-item>
                  <text:list-item>
                    <text:p>Önceden saldırılacak hedefler liste biçiminde belirlenebilir.</text:p>
                  </text:list-item>
                  <text:list-item>
                    <text:p>Saldırılacak hedefler harici biri tarafından belirlenebilir.</text:p>
                  </text:list-item>
                  <text:list-item>
                    <text:p>Konum tabanlı hedef bulma yolları kullanılabilir.</text:p>
                  </text:list-item>
                </text:list>
              </text:list-item>
            </text:list>
            <text:list text:style-name="L4">
              <text:list-item>
                <text:list>
                  <text:list-header>
                    <text:p/>
                  </text:list-header>
                </text:list>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5" draw:layer="layout" svg:width="25.2cm" svg:height="1.8cm" svg:x="1.4cm" svg:y="0.599cm" presentation:class="title">
          <draw:text-box>
            <text:p>⚔ ve devamı</text:p>
          </draw:text-box>
        </draw:frame>
        <draw:frame presentation:style-name="pr9" draw:text-style-name="P3" draw:layer="layout" svg:width="25.2cm" svg:height="13.15cm" svg:x="1.6cm" svg:y="2.6cm" presentation:class="outline" presentation:user-transformed="true">
          <draw:text-box>
            <text:list text:style-name="L6">
              <text:list-item>
                <text:p text:style-name="P3"><text:span text:style-name="T5">Enfeksiyon yayıcısı: Birçok solucan hedefin kendi çalıştığı ile aynı platformda olduğu varsayımından faydalanır. İstemcilerin %82'si Microsoft Windows çalıştırdırdıklarından </text:span><text:span text:style-name="T6">bu kullanım biçimi özelinde</text:span><text:span text:style-name="T5"> bu varsayım tutar.</text:span></text:p>
              </text:list-item>
              <text:list-item>
                <text:p text:style-name="P3"><text:span text:style-name="T5">Uzaktan denetim ve güncelleme servisi: Bu yöntemler sayesinde solucanlar daha önceden öngörülmemiş yeni kurbanlarına doğru yayılabilirler.</text:span></text:p>
              </text:list-item>
              <text:list-item>
                <text:p text:style-name="P3"><text:span text:style-name="T5">Yaşam döngüsü yönetimi: Sıradan yazılımlar gibi bunlar da sürümler içerebilirler, yani belirli aralıklarla kendilerini yenileyebilirler.</text:span></text:p>
              </text:list-item>
              <text:list-item>
                <text:p text:style-name="P3"><text:span text:style-name="T5">İzleme:Çoğu virüs ve solucan yazarı ne kadar kullanıcıya saldırdıklarını bilmek için çeşitli yöntemler izlerler. </text:span></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7" draw:text-style-name="P4" draw:layer="layout" svg:width="17cm" svg:height="14cm" svg:x="2cm" svg:y="13cm" presentation:class="notes">
            <draw:text-box>
              <text:p text:style-name="P4"><text:span text:style-name="T7">İşletim sistemi kullanım istatistikleri W3C sitesinden alınmıştır:</text:span></text:p>
              <text:p text:style-name="P4"><text:span text:style-name="T7">Aralık 2013 itibariyle:</text:span></text:p>
              <text:p text:style-name="P4"><text:span text:style-name="T7">Windows 8</text:span><text:span text:style-name="T7"><text:tab/></text:span><text:span text:style-name="T7"><text:tab/></text:span><text:span text:style-name="T7">%9,9</text:span></text:p>
              <text:p text:style-name="P4"><text:span text:style-name="T7">Windows 7</text:span><text:span text:style-name="T7"><text:tab/></text:span><text:span text:style-name="T7"><text:tab/></text:span><text:span text:style-name="T7">%56,7</text:span></text:p>
              <text:p text:style-name="P4"><text:span text:style-name="T7">Windows Vista</text:span><text:span text:style-name="T7"><text:tab/></text:span><text:span text:style-name="T7">%1,6</text:span></text:p>
              <text:p text:style-name="P4"><text:span text:style-name="T7">Windows NT*</text:span><text:span text:style-name="T7"><text:tab/></text:span><text:span text:style-name="T7">%1,4</text:span></text:p>
              <text:p text:style-name="P4"><text:span text:style-name="T7">Windows XP</text:span><text:span text:style-name="T7"><text:tab/></text:span><text:span text:style-name="T7"><text:tab/></text:span><text:span text:style-name="T7">%12,4</text:span></text:p>
            </draw:text-box>
          </draw:frame>
        </presentation:notes>
      </draw:page>
      <draw:page draw:name="page11" draw:style-name="dp1" draw:master-page-name="LushGreen" presentation:presentation-page-layout-name="AL2T1">
        <office:forms form:automatic-focus="false" form:apply-design-mode="false"/>
        <draw:frame presentation:style-name="pr5" draw:layer="layout" svg:width="25.2cm" svg:height="1.8cm" svg:x="1.4cm" svg:y="0.599cm" presentation:class="title">
          <draw:text-box>
            <text:p>Yararlanılan kaynaklar</text:p>
          </draw:text-box>
        </draw:frame>
        <draw:frame presentation:style-name="pr6" draw:layer="layout" svg:width="25.2cm" svg:height="9.134cm" svg:x="1.4cm" svg:y="3.799cm" presentation:class="outline" presentation:user-transformed="true">
          <draw:text-box>
            <text:list text:style-name="L3">
              <text:list-item>
                <text:p><text:span text:style-name="T8"><text:a xlink:href="http://sorubank.ege.edu.tr/~moodle/pluginfile.php/6362/mod_resource/content/1/The_Difference_Between_a_Computer_Virus_Worm_and_Trojan_Horse.pdf" xlink:type="simple">http://sorubank.ege.edu.tr/~moodle/pluginfile.php/6362/mod_resource/content/1/The_Difference_Between_a_Computer_Virus_Worm_and_Trojan_Horse.pdf</text:a></text:span>, erişim 14 Aralık 2013, 11.46.27,52.</text:p>
              </text:list-item>
              <text:list-item>
                <text:p><text:span text:style-name="T8"><text:a xlink:href="http://sorubank.ege.edu.tr/~moodle/pluginfile.php/6363/mod_resource/content/1/Viruses,%20Worms,%20and%20Trojan%20Horses.pdf" xlink:type="simple">http://sorubank.ege.edu.tr/~moodle/pluginfile.php/6363/mod_resource/content/1/Viruses%2C%20Worms%2C%20and%20Trojan%20Horses.pdf</text:a></text:span></text:p>
                <text:p><text:span text:style-name="T5">, erişim 14 Aralık 2013, 11.49.07,44.</text:span></text:p>
              </text:list-item>
              <text:list-item>
                <text:p><text:span text:style-name="T9"><text:a xlink:href="http://sorubank.ege.edu.tr/~moodle/pluginfile.php/6361/mod_resource/content/1/Study%20of%20Viruses%20and%20Worms.pdf" xlink:type="simple">http://sorubank.ege.edu.tr/~moodle/pluginfile.php/6361/mod_resource/content/1/Study%20of%20Viruses%20and%20Worms.pdf</text:a></text:span><text:span text:style-name="T9"><text:line-break/></text:span><text:span text:style-name="T5">, erişim 14 Aralık 2013, 11.51.00.00.</text:span></text:p>
              </text:list-item>
              <text:list-item>
                <text:p><text:span text:style-name="T5"><text:a xlink:href="http://securaid.com/index.php/windows/trojans" xlink:type="simple">http://securaid.com/index.php/windows/trojans</text:a></text:span><text:span text:style-name="T5">, gönderi tarihi 30 Kasım 2011, 02:59.</text:span></text:p>
                <text:p><text:span text:style-name="T9"/></text:p>
              </text:list-item>
            </text:list>
          </draw:text-box>
        </draw:frame>
        <presentation:notes draw:style-name="dp2">
          <draw:page-thumbnail draw:style-name="gr1" draw:layer="layout" svg:width="17cm" svg:height="9.56cm" svg:x="2cm" svg:y="2.5cm" draw:page-number="11"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tr" fo:country="TR" style:font-name-asian="DejaVu Sans" style:font-size-asian="24pt" style:language-asian="zh" style:country-asian="CN" style:font-name-complex="DejaVu Sans" style:font-size-complex="24pt" style:language-complex="ar" style:country-complex="EG"/>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style:use-window-font-color="true" style:text-outline="false" style:text-line-through-styl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cm" fo:margin-bottom="0.299cm" fo:text-indent="0cm"/>
      <style:text-properties fo:font-size="21pt" style:font-size-asian="28pt" style:font-size-complex="28pt"/>
    </style:style>
    <style:style style:name="Varsayılan-outline3" style:family="presentation" style:parent-style-name="Varsayılan-outline2">
      <style:paragraph-properties fo:margin-left="0cm" fo:margin-right="0cm" fo:margin-top="0cm" fo:margin-bottom="0.224cm" fo:text-indent="0cm"/>
      <style:text-properties fo:font-size="18pt" style:font-size-asian="24pt" style:font-size-complex="24pt"/>
    </style:style>
    <style:style style:name="Varsayılan-outline4" style:family="presentation" style:parent-style-name="Varsayılan-outline3">
      <style:paragraph-properties fo:margin-left="0cm" fo:margin-right="0cm" fo:margin-top="0cm" fo:margin-bottom="0.149cm" fo:text-indent="0cm"/>
      <style:text-properties fo:font-size="15pt" style:font-size-asian="20pt" style:font-size-complex="20pt"/>
    </style:style>
    <style:style style:name="Varsayılan-outline5" style:family="presentation" style:parent-style-name="Varsayılan-outline4">
      <style:paragraph-properties fo:margin-left="0cm" fo:margin-right="0cm" fo:margin-top="0cm" fo:margin-bottom="0.074cm" fo:text-indent="0cm"/>
      <style:text-properties fo:font-size="15pt" style:font-size-asian="20pt" style:font-size-complex="20pt"/>
    </style:style>
    <style:style style:name="Varsayılan-outline6" style:family="presentation" style:parent-style-name="Varsayılan-outline5">
      <style:paragraph-properties fo:margin-left="0cm" fo:margin-right="0cm" fo:margin-top="0cm" fo:margin-bottom="0.074cm" fo:text-indent="0cm"/>
      <style:text-properties fo:font-size="15pt" style:font-size-asian="20pt" style:font-size-complex="20pt"/>
    </style:style>
    <style:style style:name="Varsayılan-outline7" style:family="presentation" style:parent-style-name="Varsayılan-outline6">
      <style:paragraph-properties fo:margin-left="0cm" fo:margin-right="0cm" fo:margin-top="0cm" fo:margin-bottom="0.074cm" fo:text-indent="0cm"/>
      <style:text-properties fo:font-size="15pt" style:font-size-asian="20pt" style:font-size-complex="20pt"/>
    </style:style>
    <style:style style:name="Varsayılan-outline8" style:family="presentation" style:parent-style-name="Varsayılan-outline7">
      <style:paragraph-properties fo:margin-left="0cm" fo:margin-right="0cm" fo:margin-top="0cm" fo:margin-bottom="0.074cm" fo:text-indent="0cm"/>
      <style:text-properties fo:font-size="15pt" style:font-size-asian="20pt" style:font-size-complex="20pt"/>
    </style:style>
    <style:style style:name="Varsayılan-outline9" style:family="presentation" style:parent-style-name="Varsayılan-outline8">
      <style:paragraph-properties fo:margin-left="0cm" fo:margin-right="0cm" fo:margin-top="0cm" fo:margin-bottom="0.074cm" fo:text-indent="0cm"/>
      <style:text-properties fo:font-size="15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98cm" fo:text-indent="0cm"/>
      <style:text-properties fo:font-size="20.8999996185303pt" style:font-size-asian="28pt" style:font-size-complex="28pt"/>
    </style:style>
    <style:style style:name="LushGreen-outline3" style:family="presentation" style:parent-style-name="LushGreen-outline2">
      <style:paragraph-properties fo:margin-left="0cm" fo:margin-right="0cm" fo:margin-top="0cm" fo:margin-bottom="0.222cm" fo:text-indent="0cm"/>
      <style:text-properties fo:font-size="18pt" style:font-size-asian="24pt" style:font-size-complex="24pt"/>
    </style:style>
    <style:style style:name="LushGreen-outline4" style:family="presentation" style:parent-style-name="LushGreen-outline3">
      <style:paragraph-properties fo:margin-left="0cm" fo:margin-right="0cm" fo:margin-top="0cm" fo:margin-bottom="0.148cm" fo:text-indent="0cm"/>
      <style:text-properties fo:font-size="15pt" style:font-size-asian="20pt" style:font-size-complex="20pt"/>
    </style:style>
    <style:style style:name="LushGreen-outline5" style:family="presentation" style:parent-style-name="LushGreen-outline4">
      <style:paragraph-properties fo:margin-left="0cm" fo:margin-right="0cm" fo:margin-top="0cm" fo:margin-bottom="0.073cm" fo:text-indent="0cm"/>
      <style:text-properties fo:font-size="15pt" style:font-size-asian="20pt" style:font-size-complex="20pt"/>
    </style:style>
    <style:style style:name="LushGreen-outline6" style:family="presentation" style:parent-style-name="LushGreen-outline5">
      <style:paragraph-properties fo:margin-left="0cm" fo:margin-right="0cm" fo:margin-top="0cm" fo:margin-bottom="0.073cm" fo:text-indent="0cm"/>
      <style:text-properties fo:font-size="15pt" style:font-size-asian="20pt" style:font-size-complex="20pt"/>
    </style:style>
    <style:style style:name="LushGreen-outline7" style:family="presentation" style:parent-style-name="LushGreen-outline6">
      <style:paragraph-properties fo:margin-left="0cm" fo:margin-right="0cm" fo:margin-top="0cm" fo:margin-bottom="0.073cm" fo:text-indent="0cm"/>
      <style:text-properties fo:font-size="15pt" style:font-size-asian="20pt" style:font-size-complex="20pt"/>
    </style:style>
    <style:style style:name="LushGreen-outline8" style:family="presentation" style:parent-style-name="LushGreen-outline7">
      <style:paragraph-properties fo:margin-left="0cm" fo:margin-right="0cm" fo:margin-top="0cm" fo:margin-bottom="0.073cm" fo:text-indent="0cm"/>
      <style:text-properties fo:font-size="15pt" style:font-size-asian="20pt" style:font-size-complex="20pt"/>
    </style:style>
    <style:style style:name="LushGreen-outline9" style:family="presentation" style:parent-style-name="LushGreen-outline8">
      <style:paragraph-properties fo:margin-left="0cm" fo:margin-right="0cm" fo:margin-top="0cm" fo:margin-bottom="0.073cm" fo:text-indent="0cm"/>
      <style:text-properties fo:font-size="1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arsayılan" style:page-layout-name="PM1" draw:style-name="Mdp1">
      <draw:frame presentation:style-name="Varsayılan-title" draw:layer="backgroundobjects" svg:width="25.199cm" svg:height="2.63cm" svg:x="1.4cm" svg:y="0.627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15.759cm" svg:x="0.001cm" svg:y="0cm">
        <draw:image xlink:href="Pictures/10000201000003AF000002128F674178.png" xlink:type="simple" xlink:show="embed" xlink:actuate="onLoad"/>
        <draw:image xlink:href="Pictures/1000351400009698000054ABF11AC20D.svg" xlink:type="simple" xlink:show="embed" xlink:actuate="onLoad">
          <text:p/>
        </draw:image>
      </draw:frame>
      <draw:frame presentation:style-name="LushGreen-title" draw:layer="backgroundobjects" svg:width="25.2cm" svg:height="1.8cm" svg:x="1.4cm" svg:y="0.599cm" presentation:class="title" presentation:placeholder="true">
        <draw:text-box/>
      </draw:frame>
      <draw:frame presentation:style-name="LushGreen-outline1" draw:layer="backgroundobjects" svg:width="25.2cm" svg:height="9.134cm" svg:x="1.4cm" svg:y="3.799cm" presentation:class="outline" presentation:placeholder="true">
        <draw:text-box/>
      </draw:frame>
      <draw:frame presentation:style-name="Mpr4" draw:text-style-name="MP1" draw:layer="backgroundobjects" svg:width="6.523cm" svg:height="1.086cm" svg:x="1.4cm" svg:y="14.346cm" presentation:class="date-time">
        <draw:text-box>
          <text:p text:style-name="MP1"><text:span text:style-name="MT1"><presentation:date-time/></text:span></text:p>
        </draw:text-box>
      </draw:frame>
      <draw:frame presentation:style-name="Mpr4" draw:text-style-name="MP3" draw:layer="backgroundobjects" svg:width="8.875cm" svg:height="1.086cm" svg:x="9.575cm" svg:y="14.346cm" presentation:class="footer">
        <draw:text-box>
          <text:p text:style-name="MP3"><text:span text:style-name="MT1"><presentation:footer/></text:span></text:p>
        </draw:text-box>
      </draw:frame>
      <draw:frame presentation:style-name="Mpr4" draw:text-style-name="MP2" draw:layer="backgroundobjects" svg:width="6.523cm" svg:height="1.086cm" svg:x="20.075cm" svg:y="14.346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rkin Güney</meta:initial-creator>
    <meta:creation-date>2013-12-14T10:53:25.478251793</meta:creation-date>
    <dc:date>2013-12-16T22:56:08.854804435</dc:date>
    <dc:creator>Erkin Güney</dc:creator>
    <meta:editing-duration>PT2H45M56S</meta:editing-duration>
    <meta:editing-cycles>9</meta:editing-cycles>
    <meta:generator>LibreOffice/4.1.3.2$Linux_X86_64 LibreOffice_project/410m0$Build-2</meta:generator>
    <meta:document-statistic meta:object-count="77"/>
  </office:meta>
</office:document-meta>
</file>